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U" svg:font-family="FreeU"/>
    <style:font-face style:name="DejaVu Sans1" svg:font-family="'DejaVu Sans'" style:font-family-generic="swiss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2dc6f" officeooo:paragraph-rsid="0002dc6f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 Nov. 2013 Team meeting notes from Elliot, typed up from paper original same day</text:p>
      <text:p text:style-name="P1"/>
      <text:p text:style-name="P1">No past minutes.</text:p>
      <text:p text:style-name="P1">1<text:span text:style-name="T1">st</text:span> discussion: Roles. Who does what?</text:p>
      <text:p text:style-name="P1">Name<text:tab/><text:tab/><text:tab/><text:tab/>Present</text:p>
      <text:p text:style-name="P1">N.Moore<text:tab/><text:tab/><text:tab/>Y</text:p>
      <text:p text:style-name="P1">N.Albakir<text:tab/><text:tab/><text:tab/>Y</text:p>
      <text:p text:style-name="P1">S.Pennington<text:tab/><text:tab/>Y</text:p>
      <text:p text:style-name="P1">E.Wallace<text:tab/><text:tab/><text:tab/>Y</text:p>
      <text:p text:style-name="P1">H.Parker<text:tab/><text:tab/><text:tab/>N</text:p>
      <text:p text:style-name="P1">B.Jordan<text:tab/><text:tab/><text:tab/>N</text:p>
      <text:p text:style-name="P1"/>
      <text:p text:style-name="P1">What should we work on? Need to address with Architect. Architect needs to study existing code to work from if using game engine…</text:p>
      <text:p text:style-name="P1">Nathan's project 1? Using this existing code, what would remain to be done?</text:p>
      <text:p text:style-name="P1">* Develop more levels — only one level currently.</text:p>
      <text:p text:style-name="P1">* Cut scene system</text:p>
      <text:p text:style-name="P1">* Story between levels</text:p>
      <text:p text:style-name="P1"/>
      <text:p text:style-name="P1">Game dependency: Pygame. Uses a tilemap editor to create levels.</text:p>
      <text:p text:style-name="P1"/>
      <text:p text:style-name="P1">Objects need names to work with game restore points. Buttons to open doors? —have a button listen to doors with specific names; trigger when buttons activated.</text:p>
      <text:p text:style-name="P1"/>
      <text:p text:style-name="P1">Tiles — have properties for defining collision detection — Write documentation on how this works. Level maps need attention to details of properties.</text:p>
      <text:p text:style-name="P1"/>
      <text:p text:style-name="P1">Game objects use things from components folder. (These provide properties for objects.)</text:p>
      <text:p text:style-name="P1"/>
      <text:p text:style-name="P1">Enemy base class — contains common elements that are inherited by enemies.</text:p>
      <text:p text:style-name="P1"/>
      <text:p text:style-name="P1">Idea: “jet pack” to increase speed?</text:p>
      <text:p text:style-name="P1"/>
      <text:p text:style-name="P1">Use Assembla wiki for ideas list. File tickets for things that could be done; then people can pick &amp; choose desired things to work on.</text:p>
      <text:p text:style-name="P1"/>
      <text:p text:style-name="P1">Program for development: Tiled (mapeditor.org) Get link from the wiki. (Page: Graphics Roll)</text:p>
      <text:p text:style-name="P1"/>
      <text:p text:style-name="P1">→Add useful / potentially useful resources to the wiki.</text:p>
      <text:p text:style-name="P1"/>
      <text:p text:style-name="P1">Changing roles — who should do what in the team?</text:p>
      <text:p text:style-name="P1"/>
      <text:p text:style-name="P1">Architect — defines overall structure of how program works &amp; what needs to be done &amp; integration of various components. Coder handles implementation of individual components.</text:p>
      <text:p text:style-name="P1"/>
      <text:p text:style-name="P1">Elliot's comfort zones: English, graphics, audio</text:p>
      <text:p text:style-name="P1"/>
      <text:p text:style-name="P1">Sherry's comfort zones: Not coding</text:p>
      <text:p text:style-name="P1"/>
      <text:p text:style-name="P1"><text:soft-page-break/>Programming remaining to do:</text:p>
      <text:p text:style-name="P1">We will all have a role in the programming.</text:p>
      <text:p text:style-name="P1"/>
      <text:p text:style-name="P1">Documentalist — work on documenting objects &amp; parameters in Wiki</text:p>
      <text:p text:style-name="P1"/>
      <text:p text:style-name="P1">Architect — understand “big picture”, overall design of project. Implementation of some algorithms; form outline of what programmers should do. — define function behavior, &amp;c.</text:p>
      <text:p text:style-name="P1"/>
      <text:p text:style-name="P1">Tester — Elliot?</text:p>
      <text:p text:style-name="P1"/>
      <text:p text:style-name="P1">Team assignment #1 <text:span text:style-name="T3">DUE</text:span><text:span text:style-name="T4">? — Get all contact information; role assignments; marketing strategy</text:span></text:p>
      <text:p text:style-name="P1"><text:span text:style-name="T4"/></text:p>
      <text:p text:style-name="P1"><text:span text:style-name="T4">Action plan for week — look over existing code; create documentation on how to use it; get familiar with svn; get familiar with other development tools. Familiarize ourselves with what the project might need. Add suggestions/ideas to wiki.</text:span></text:p>
      <text:p text:style-name="P1"><text:span text:style-name="T4"/></text:p>
      <text:p text:style-name="P1"><text:span text:style-name="T4">Marketing plan — first-class announcement. Posters? Talk to gamers' club? Other clubs?</text:span></text:p>
      <text:p text:style-name="P1"><text:span text:style-name="T4"/></text:p>
      <text:p text:style-name="P1"><text:span text:style-name="T4">Final roles? (subject to change)</text:span></text:p>
      <text:p text:style-name="P1"><text:span text:style-name="T4"/></text:p>
      <text:p text:style-name="P1"><text:span text:style-name="T4">Elliot<text:tab/><text:tab/><text:tab/>Graphics; testing</text:span></text:p>
      <text:p text:style-name="P1"><text:span text:style-name="T4">Nathan<text:tab/><text:tab/>Lead</text:span></text:p>
      <text:p text:style-name="P1"><text:span text:style-name="T4">Numan<text:tab/><text:tab/>Coder</text:span></text:p>
      <text:p text:style-name="P1"><text:span text:style-name="T4">Sherry<text:tab/><text:tab/><text:tab/>Documentalist</text:span></text:p>
      <text:p text:style-name="P1"><text:span text:style-name="T4">Holden<text:tab/><text:tab/>Architect</text:span></text:p>
      <text:p text:style-name="P1"><text:span text:style-name="T4"/></text:p>
      <text:p text:style-name="P1"><text:span text:style-name="T4">Each level has theme → music for the theme. Different rooms…. Likewise have music</text:span></text:p>
      <text:p text:style-name="P1"><text:span text:style-name="T4">Death music… intro theme music?</text:span></text:p>
      <text:p text:style-name="P1"><text:span text:style-name="T4"/></text:p>
      <text:p text:style-name="P1"><text:span text:style-name="T4">Ideas for next meeting — Thursday — what is the art style? Character, enemy designs…</text:span></text:p>
      <text:p text:style-name="P1"><text:span text:style-name="T4"/></text:p>
      <text:p text:style-name="P1"><text:span text:style-name="T4">Ideas for different things players might encounter in the game? Story? Developing ideas down that are realistic for available time.</text:span></text:p>
      <text:p text:style-name="P1"><text:span text:style-name="T4"/></text:p>
      <text:p text:style-name="P1"><text:span text:style-name="T4">Still in a brainstorming phase.</text:span></text:p>
      <text:p text:style-name="P1"><text:span text:style-name="T4"/></text:p>
      <text:p text:style-name="P1"><text:span text:style-name="T4">Focus in on exact development targets next meeting.</text:span></text:p>
      <text:p text:style-name="P1"><text:span text:style-name="T4"/></text:p>
      <text:p text:style-name="P1"><text:span text:style-name="T4">Add game ideas category to the wiki.</text:span></text:p>
      <text:p text:style-name="P1"><text:span text:style-name="T4"/></text:p>
      <text:p text:style-name="P1"><text:span text:style-name="T4">Assignment #1… Documentalist (Sherry) will write</text:span></text:p>
      <text:p text:style-name="P1"><text:span text:style-name="T4"/></text:p>
      <text:p text:style-name="P1"><text:span text:style-name="T4">Ended meet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U" svg:font-family="FreeU"/>
    <style:font-face style:name="DejaVu Sans1" svg:font-family="'DejaVu Sans'" style:font-family-generic="swiss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reeU" fo:font-size="12pt" fo:language="en" fo:country="US" style:letter-kerning="true" style:font-name-asian="AR PL UMing HK" style:font-size-asian="10.5pt" style:language-asian="zh" style:country-asian="CN" style:font-name-complex="DejaVu Sans" style:font-size-complex="12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U" fo:font-size="14pt" style:font-name-asian="AR PL UMing H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FreeU"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reeU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U"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reathe </meta:initial-creator>
    <meta:creation-date>2013-11-11T21:45:29.061619984</meta:creation-date>
    <dc:date>2013-11-11T22:00:53.156029290</dc:date>
    <dc:creator>wreathe </dc:creator>
    <meta:editing-duration>P0D</meta:editing-duration>
    <meta:editing-cycles>1</meta:editing-cycles>
    <meta:document-statistic meta:table-count="0" meta:image-count="0" meta:object-count="0" meta:page-count="2" meta:paragraph-count="51" meta:word-count="471" meta:character-count="3042" meta:non-whitespace-character-count="2586"/>
    <meta:generator>LibreOffice/4.1.0.4$Linux_x86 LibreOffice_project/89ea49ddacd9aa532507cbf852f2bb22b1ace28</meta:generator>
  </office:meta>
</office:document-meta>
</file>